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da" fo:country="DK" officeooo:rsid="001dd9d7" officeooo:paragraph-rsid="001dd9d7"/>
    </style:style>
    <style:style style:name="P2" style:family="paragraph" style:parent-style-name="Standard">
      <style:text-properties officeooo:paragraph-rsid="001dd9d7"/>
    </style:style>
    <style:style style:name="P3" style:family="paragraph" style:parent-style-name="Standard">
      <style:text-properties fo:font-size="12pt" fo:language="en" fo:country="US" fo:font-weight="bold" officeooo:rsid="001e75cc" officeooo:paragraph-rsid="001e75cc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en" fo:country="US" fo:font-weight="bold" officeooo:rsid="00241198" officeooo:paragraph-rsid="00241198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language="en" fo:country="US" fo:font-weight="bold" officeooo:rsid="002585f3" officeooo:paragraph-rsid="002585f3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en" fo:country="US" fo:font-weight="bold" officeooo:rsid="002a5152" officeooo:paragraph-rsid="002a5152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font-name="Calibri" fo:font-size="9.60000038146973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Calibri" fo:font-size="9.60000038146973pt" fo:letter-spacing="normal" fo:language="en" fo:country="US" fo:font-style="normal" fo:font-weight="normal" officeooo:rsid="001dd9d7" loext:padding="0cm" loext:border="none"/>
    </style:style>
    <style:style style:name="T3" style:family="text">
      <style:text-properties fo:font-variant="normal" fo:text-transform="none" fo:color="#000000" loext:opacity="100%" style:font-name="Calibri" fo:letter-spacing="normal" fo:font-style="normal" fo:font-weight="normal" officeooo:rsid="0021603d" style:font-weight-asian="normal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Calibri" fo:letter-spacing="normal" fo:font-style="normal" loext:padding="0cm" loext:border="none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1603d" style:font-size-asian="12.25pt" style:font-weight-asian="normal" style:font-size-complex="14pt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26ccc" style:font-size-asian="12.25pt" style:font-weight-asian="normal" style:font-size-complex="14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2ed87" style:font-size-asian="12.25pt" style:font-weight-asian="normal" style:font-size-complex="14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2.25pt" style:font-weight-asian="normal" style:font-size-complex="14pt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4a529" style:font-size-asian="12.25pt" style:font-weight-asian="normal" style:font-size-complex="14pt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6e8c5" style:font-size-asian="12.25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85c7c" style:font-size-asian="12.25pt" style:font-weight-asian="normal" style:font-size-complex="14pt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a66e6" style:font-size-asian="12.25pt" style:font-weight-asian="normal" style:font-size-complex="14pt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2c01d2" style:font-size-asian="12.25pt" style:font-weight-asian="normal" style:font-size-complex="14pt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c01d2" style:font-size-asian="12.25pt" style:font-weight-asian="normal" style:font-size-complex="14pt" style:font-weight-complex="normal" loext:padding="0cm" loext:border="none"/>
    </style:style>
    <style:style style:name="T15" style:family="text">
      <style:text-properties fo:language="da" fo:country="DK" officeooo:rsid="001dd9d7"/>
    </style:style>
    <style:style style:name="T16" style:family="text">
      <style:text-properties fo:language="da" fo:country="DK" fo:font-weight="bold" officeooo:rsid="001dd9d7" style:font-weight-asian="bold" style:font-weight-complex="bold"/>
    </style:style>
    <style:style style:name="T17" style:family="text">
      <style:text-properties fo:language="en" fo:country="US" officeooo:rsid="001dd9d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">Questions:</text:span><text:span text:style-name="T15"><text:line-break/></text:span><text:span text:style-name="T17">1. </text:span><text:span text:style-name="T1">What were March 12 voting vulnerabilities?<text:line-break/></text:span><text:span text:style-name="T2">2. </text:span><text:span text:style-name="T1">How these risks should be evaluated?</text:span><text:span text:style-name="T2"><text:line-break/>3. </text:span><text:span text:style-name="T1">What did PopVote do related to the risks before New Year 2014 voting?<text:line-break/></text:span><text:span text:style-name="T2">4.</text:span><text:span text:style-name="T1">What you would suggest to do to prepare for June voting?</text:span></text:p>
      <text:p text:style-name="P1"><text:span text:style-name="T1"/></text:p>
      <text:p text:style-name="P3"><text:span text:style-name="T4">Answers:<text:line-break/></text:span><text:span text:style-name="T3">1.</text:span><text:span text:style-name="T5"> It was a massive ddos-attack to servers which provide services for voting.<text:line-break/>They didn’t sta</text:span><text:span text:style-name="T7">nd</text:span><text:span text:style-name="T5"> on a cloud and were physical and worked withou</text:span><text:span text:style-name="T6">t</text:span><text:span text:style-name="T5"> load-balancer. </text:span></text:p>
      <text:p text:style-name="P3"><text:span text:style-name="T5"/></text:p>
      <text:p text:style-name="P4"><text:span text:style-name="T5">2. </text:span><text:span text:style-name="T8">These risks should be evaluated as high critical impact because in this case all server were </text:span><text:span text:style-name="T5">physical, </text:span><text:span text:style-name="T9">perhaps, they worked as a cluster. There were no possibilities to turn off or one of them or reconfigure traffic to another server.</text:span></text:p>
      <text:p text:style-name="P4"><text:span text:style-name="T9"/></text:p>
      <text:p text:style-name="P5"><text:span text:style-name="T9">3. </text:span><text:span text:style-name="T10">They made few separated voting platform which had ability to work without connection to the Internet. Also, they created an access to the database wit</text:span><text:span text:style-name="T11">h</text:span><text:span text:style-name="T10"> security keys.</text:span></text:p>
      <text:p text:style-name="P5"><text:span text:style-name="T10"/></text:p>
      <text:p text:style-name="P6"><text:span text:style-name="T10">4. </text:span><text:span text:style-name="T12">First of all I suggest to analyze experience of last vote and try to implement solutions to improve system security. </text:span><text:span text:style-name="T13">Next, I will be select one test group and I would conduct a test survey with it using different location and different devic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15:39:51.590000000</dc:date>
    <meta:editing-duration>PT22M52S</meta:editing-duration>
    <meta:editing-cycles>1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5" meta:word-count="180" meta:character-count="1049" meta:non-whitespace-character-count="873"/>
  </office:meta>
</office:document-meta>
</file>